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5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</office:automatic-styles>
  <office:body>
    <office:spreadsheet>
      <table:table table:name="Sheet1" table:style-name="ta1">
        <table:table-column table:style-name="co1" table:number-columns-repeated="14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 table:number-columns-repeated="9"/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 table:number-columns-repeated="9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 table:number-columns-repeated="9"/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 table:number-columns-repeated="9"/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 table:number-columns-repeated="9"/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 table:number-columns-repeated="9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 table:number-columns-repeated="9"/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9"/>
        </table:table-row>
        <table:table-row table:style-name="ro1" table:number-rows-repeated="1048556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08T12:13:18</dc:date>
    <dc:creator>tom king</dc:creator>
    <meta:editing-duration>PT5M22S</meta:editing-duration>
    <meta:editing-cycles>1</meta:editing-cycles>
    <meta:document-statistic meta:table-count="1" meta:cell-count="58" meta:object-count="0"/>
    <meta:generator>LibreOffice/4.0.3.3$MacOSX_x86 LibreOffice_project/0eaa50a932c8f2199a615e1eb30f7ac74279539</meta:generator>
  </office:meta>
</office:document-meta>
</file>